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color="#4472C4" fo:font-size="24pt" style:font-size-asian="24pt" style:font-size-complex="24pt"/>
    </style:style>
    <style:style style:name="T2" style:parent-style-name="DefaultParagraphFont" style:family="text">
      <style:text-properties fo:font-size="12pt" style:font-size-asian="12pt" style:font-size-complex="12pt"/>
    </style:style>
    <style:style style:name="T3" style:parent-style-name="DefaultParagraphFont" style:family="text">
      <style:text-properties fo:font-size="12pt" style:font-size-asian="12pt" style:font-size-complex="12pt"/>
    </style:style>
    <style:style style:name="T4" style:parent-style-name="DefaultParagraphFont" style:family="text">
      <style:text-properties fo:font-size="12pt" style:font-size-asian="12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size="12pt" style:font-size-asian="12pt" style:font-size-complex="12pt"/>
    </style:style>
    <style:style style:name="T18" style:parent-style-name="DefaultParagraphFont" style:family="text">
      <style:text-properties fo:font-size="12pt" style:font-size-asian="12pt" style:font-size-complex="12pt"/>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size="12pt" style:font-size-asian="12pt" style:font-size-complex="12pt"/>
    </style:style>
  </office:automatic-styles>
  <office:body>
    <office:text text:use-soft-page-breaks="true">
      <text:p text:style-name="P1">Timeline Review</text:p>
      <text:p text:style-name="Normal"><text:span text:style-name="T2">The timeline for the project is constructed<text:s/></text:span><text:span text:style-name="T3">in</text:span><text:span text:style-name="T4"><text:s/>three stages. The initial part in the timeline was planning stage. The planning phase took part as<text:s/></text:span><text:span text:style-name="T5">intended,<text:s/></text:span><text:span text:style-name="T6">minor</text:span><text:span text:style-name="T7"><text:s/>delay<text:s/></text:span><text:span text:style-name="T8">in</text:span><text:span text:style-name="T9"><text:s/></text:span><text:span text:style-name="T10">writing</text:span><text:span text:style-name="T11"><text:s/></text:span><text:span text:style-name="T12">the</text:span><text:span text:style-name="T13"><text:s/>risk assessment document. Following a</text:span><text:span text:style-name="T14"><text:s/>rather</text:span><text:span text:style-name="T15"><text:s/>successful planning stage, the design stage<text:s/></text:span><text:span text:style-name="T16">has<text:s/></text:span><text:span text:style-name="T17">began. Once the idea of classes was constructed, class diagrams and prototyping started synchronized. At this point, the diagrams improved as<text:s/></text:span><text:span text:style-name="T18">prototypes made the ideas clearer. Having solid prototypes, programming stage was next. Programming was distributed among team members based on what the initial steps follow with. So, one team member followed one path in the timeline. In the final stage, d</text:span><text:span text:style-name="T19">uration of main argument has increased further than expecting, delaying the testing phase by one week. Thus, results from testing will be added to the reports at the finalising stage as well. All in all, it could be said that the timeline was successfully<text:s/></text:span><text:span text:style-name="T20">followed with minor delays at times which could be anticipated to be compensable based on the following step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ge bulut</meta:initial-creator>
    <dc:creator>ege bulut</dc:creator>
    <meta:creation-date>2019-05-04T20:42:00Z</meta:creation-date>
    <dc:date>2019-05-04T22:30:00Z</dc:date>
    <meta:template xlink:href="Normal" xlink:type="simple"/>
    <meta:editing-cycles>2</meta:editing-cycles>
    <meta:editing-duration>PT4320S</meta:editing-duration>
    <meta:document-statistic meta:page-count="1" meta:paragraph-count="2" meta:word-count="157" meta:character-count="1055" meta:row-count="7" meta:non-whitespace-character-count="900"/>
  </office:meta>
</office:document-meta>
</file>